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a3518" officeooo:paragraph-rsid="000a3518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11768b" officeooo:paragraph-rsid="00099488" fo:background-color="#ffff00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127189" officeooo:paragraph-rsid="00127189" fo:background-color="#ff9900" style:font-size-asian="16pt" style:font-size-complex="16pt"/>
    </style:style>
    <style:style style:name="P4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text-underline-style="none" fo:font-weight="normal" officeooo:rsid="00130845" officeooo:paragraph-rsid="00130845" fo:background-color="transparent" style:font-weight-asian="normal" style:font-weight-complex="normal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text-underline-style="none" fo:font-weight="normal" officeooo:rsid="0014dd2a" officeooo:paragraph-rsid="0014dd2a" fo:background-color="transparent" style:font-weight-asian="normal" style:font-weight-complex="normal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text-underline-style="none" fo:font-weight="normal" officeooo:rsid="00130845" officeooo:paragraph-rsid="00130845" fo:background-color="#ff9900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background-color="#ff9900" loext:char-shading-value="0"/>
    </style:style>
    <style:style style:name="T3" style:family="text">
      <style:text-properties style:text-underline-style="solid" style:text-underline-width="auto" style:text-underline-color="font-color" officeooo:rsid="0014dd2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165efd" fo:background-color="#ffff00" loext:char-shading-value="0"/>
    </style:style>
    <style:style style:name="T7" style:family="text">
      <style:text-properties officeooo:rsid="00127189"/>
    </style:style>
    <style:style style:name="T8" style:family="text">
      <style:text-properties fo:background-color="#ff9900" loext:char-shading-value="0"/>
    </style:style>
    <style:style style:name="T9" style:family="text">
      <style:text-properties officeooo:rsid="0014dd2a"/>
    </style:style>
    <style:style style:name="T10" style:family="text">
      <style:text-properties fo:color="#000000" officeooo:rsid="0014dd2a"/>
    </style:style>
    <style:style style:name="T11" style:family="text">
      <style:text-properties fo:color="#000000" officeooo:rsid="0014dd2a" fo:background-color="#ffffff" loext:char-shading-value="0"/>
    </style:style>
    <style:style style:name="T12" style:family="text">
      <style:text-properties fo:color="#ffffff" officeooo:rsid="0014dd2a" fo:background-color="#ffffff" loext:char-shading-value="0"/>
    </style:style>
    <style:style style:name="T13" style:family="text">
      <style:text-properties fo:color="#00cc00" officeooo:rsid="0014dd2a" fo:background-color="#ffffff" loext:char-shading-value="0"/>
    </style:style>
    <style:style style:name="T14" style:family="text">
      <style:text-properties fo:color="#00cc00" officeooo:rsid="0014dd2a" fo:background-color="#000000" loext:char-shading-value="0"/>
    </style:style>
    <style:style style:name="T15" style:family="text">
      <style:text-properties officeooo:rsid="00165e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4">Files system</text:span></text:p>
      <text:p text:style-name="P2"/>
      <text:p text:style-name="P4"><text:span text:style-name="T2">Cuotas</text:span><text:span text:style-name="T8">:</text:span> Permite limitar el tamaño de los archivos en un directorio. Las cuotas se pueden dar por grupo de usuarios o por usuario unitario.</text:p>
      <text:p text:style-name="P4"/>
      <text:p text:style-name="P5"><text:span text:style-name="T2">Usuarios de linux</text:span><text:span text:style-name="T8">:</text:span> Cuando se instala una distribucion de linux vienen varios usuarios creados por defecto los cuales se encargan de diferentes tareas y ejecutar diferentes programas o servicios.</text:p>
      <text:p text:style-name="P4"/>
      <text:p text:style-name="P6"><text:span text:style-name="T1">Directorios de linux, contenido y utilidad</text:span>:</text:p>
      <text:p text:style-name="P4"/>
      <text:p text:style-name="P4"><text:span text:style-name="T5">/bin</text:span> : Aqui se encuentran todas las aplicaciones que pueden ejecutar todos los usuarios.</text:p>
      <text:p text:style-name="P4"/>
      <text:p text:style-name="P4"><text:span text:style-name="T5">/etc</text:span> : Configuracion de sistema operativo y servicios (usuarios, password, red, shell, niveles de arranque).</text:p>
      <text:p text:style-name="P4">Ej: archivo “host” configuracion de red.</text:p>
      <text:p text:style-name="P4"/>
      <text:p text:style-name="P4"><text:tab/><text:span text:style-name="T3">Archivo “passwd”</text:span><text:span text:style-name="T9">: Guarda la informacion de todos los usuarios del sistema operativo. Su formato es:</text:span></text:p>
      <text:p text:style-name="P4"><text:tab/><text:tab/><text:span text:style-name="T14">USUARIO : x : ID_USUARIO : ID_GRUPO_PRINCIPAL : USUARIO</text:span></text:p>
      <text:p text:style-name="P4"/>
      <text:p text:style-name="P4"><text:span text:style-name="T5">/</text:span><text:span text:style-name="T6">boot</text:span><text:span text:style-name="T15"> : Contiene el kernel del sistema operativo.</text:span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a3518" officeooo:paragraph-rsid="000a3518"/>
    </style:style>
    <style:style style:name="MT1" style:family="text">
      <style:text-properties officeooo:rsid="00127189"/>
    </style:style>
    <style:page-layout style:name="Mpm1">
      <style:page-layout-properties fo:page-width="21.001cm" fo:page-height="29.7cm" style:num-format="1" style:print-orientation="portrait" fo:margin-top="0.529cm" fo:margin-bottom="2cm" fo:margin-left="0.953cm" fo:margin-right="1.15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istemas Operativos -Clase <text:span text:style-name="MT1">4</text:span> – 1<text:span text:style-name="MT1">8</text:span>/04/201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umno </meta:initial-creator>
    <meta:creation-date>2018-04-11T18:40:57.997565148</meta:creation-date>
    <dc:date>2018-04-18T22:13:47.497208317</dc:date>
    <dc:creator>alumno </dc:creator>
    <meta:editing-duration>PT3H22M11S</meta:editing-duration>
    <meta:editing-cycles>12</meta:editing-cycles>
    <meta:generator>LibreOffice/4.3.3.2$Linux_X86_64 LibreOffice_project/430m0$Build-2</meta:generator>
    <meta:document-statistic meta:table-count="0" meta:image-count="0" meta:object-count="0" meta:page-count="1" meta:paragraph-count="11" meta:word-count="133" meta:character-count="870" meta:non-whitespace-character-count="744"/>
  </office:meta>
</office:document-meta>
</file>